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000000320000001FE2BDE3115.png" manifest:media-type="image/png"/>
  <manifest:file-entry manifest:full-path="Pictures/200003B00000129B00001653A1D1B509.wmf" manifest:media-type="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9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10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11" style:family="paragraph" style:parent-style-name="DocText">
      <style:paragraph-properties fo:text-align="end" style:justify-single-word="false"/>
    </style:style>
    <style:style style:name="P12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3" style:family="paragraph" style:parent-style-name="DocText">
      <style:paragraph-properties fo:text-align="end" style:justify-single-word="false"/>
      <style:text-properties fo:font-size="14pt" style:font-size-asian="14pt" style:font-size-complex="14pt"/>
    </style:style>
    <style:style style:name="P14" style:family="paragraph" style:parent-style-name="DocText">
      <style:paragraph-properties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DocText">
      <style:text-properties style:text-position="0% 100%" fo:font-style="normal" style:font-style-asian="normal" style:font-style-complex="normal"/>
    </style:style>
    <style:style style:name="P16" style:family="paragraph" style:parent-style-name="DocText">
      <style:text-properties style:font-name="Garamond" style:text-underline-style="none"/>
    </style:style>
    <style:style style:name="P17" style:family="paragraph" style:parent-style-name="DocText">
      <style:paragraph-properties fo:break-before="page"/>
    </style:style>
    <style:style style:name="P18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9" style:family="paragraph" style:parent-style-name="DocText">
      <style:paragraph-properties fo:margin-top="0in" fo:margin-bottom="0in" style:contextual-spacing="false"/>
    </style:style>
    <style:style style:name="P20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2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3" style:family="paragraph" style:parent-style-name="DocVariableDef">
      <style:text-properties style:text-position="0% 100%"/>
    </style:style>
    <style:style style:name="P24" style:family="paragraph" style:parent-style-name="DocVariableDef">
      <style:text-properties style:text-underline-style="none"/>
    </style:style>
    <style:style style:name="P25" style:family="paragraph" style:parent-style-name="DocVariableDef">
      <style:text-properties style:font-name="Garamond" style:text-underline-style="none"/>
    </style:style>
    <style:style style:name="P26" style:family="paragraph" style:parent-style-name="DocHeading1">
      <style:paragraph-properties fo:break-before="page"/>
    </style:style>
    <style:style style:name="P27" style:family="paragraph" style:parent-style-name="DocText">
      <style:text-properties style:text-position="0% 100%" fo:font-style="normal" style:font-style-asian="normal" style:font-style-complex="normal"/>
    </style:style>
    <style:style style:name="P28" style:family="paragraph" style:parent-style-name="DocTitle" style:master-page-name="Title_20_Page">
      <style:paragraph-properties style:page-number="auto"/>
    </style:style>
    <style:style style:name="P29" style:family="paragraph">
      <style:paragraph-properties fo:text-align="center"/>
    </style:style>
    <style:style style:name="P30" style:family="paragraph">
      <style:paragraph-properties fo:text-align="end"/>
    </style:style>
    <style:style style:name="P31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text-underline-style="none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tyle="normal" style:text-underline-style="none" style:font-style-asian="normal" style:font-style-complex="normal"/>
    </style:style>
    <style:style style:name="T14" style:family="text">
      <style:text-properties style:font-name="DejaVu Sans" style:text-underline-style="none"/>
    </style:style>
    <style:style style:name="T15" style:family="text">
      <style:text-properties style:font-name="Garamond" style:text-underline-style="none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8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9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8"><draw:rect text:anchor-type="paragraph" draw:z-index="18" draw:style-name="gr3" draw:text-style-name="P29" svg:width="0.4898in" svg:height="8.7087in" svg:x="-0.0016in" svg:y="0.0083in"><text:p/></draw:rect>oFreq Dynamics</text:p>
      <text:p text:style-name="DocSubtitle">Theory of Dynamics</text:p>
      <text:p text:style-name="P11"/>
      <text:p text:style-name="P11"><draw:frame draw:style-name="fr2" draw:name="graphics3" text:anchor-type="paragraph" svg:width="1.8752in" svg:height="2.25in" draw:z-index="19"><draw:image xlink:href="Pictures/200003B00000129B00001653A1D1B509.wmf" xlink:type="simple" xlink:show="embed" xlink:actuate="onLoad"/></draw:frame></text:p>
      <text:p text:style-name="P11"/>
      <text:p text:style-name="P11"/>
      <text:p text:style-name="P11"/>
      <text:p text:style-name="P11"/>
      <text:p text:style-name="P13">Nicholas Barczak</text:p>
      <text:p text:style-name="P14">March 30, 2013</text:p>
      <text:p text:style-name="P13">Rev: <text:s/>1.0</text:p>
      <text:p text:style-name="P13">DMS1303-000-110-01</text:p>
      <text:p text:style-name="P18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0">Revision</text:p>
            </table:table-cell>
            <table:table-cell table:style-name="Table3.A1" office:value-type="string">
              <text:p text:style-name="P20">Date</text:p>
            </table:table-cell>
            <table:table-cell table:style-name="Table3.A1" office:value-type="string">
              <text:p text:style-name="P20">Changes</text:p>
            </table:table-cell>
            <table:table-cell table:style-name="Table3.D1" office:value-type="string">
              <text:p text:style-name="P20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9">1.00</text:p>
          </table:table-cell>
          <table:table-cell table:style-name="Table3.B2" office:value-type="date" office:date-value="1999-12-30">
            <text:p text:style-name="P19">Dec 30, 1999</text:p>
          </table:table-cell>
          <table:table-cell table:style-name="Table3.C6" office:value-type="string">
            <text:p text:style-name="P19">Initial Issue</text:p>
          </table:table-cell>
          <table:table-cell table:style-name="Table3.D6" office:value-type="string">
            <text:p text:style-name="P19">Nicholas Barczak</text:p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  <table:table-row>
          <table:table-cell table:style-name="Table3.A6">
            <text:p text:style-name="P19"/>
          </table:table-cell>
          <table:table-cell table:style-name="Table3.B6">
            <text:p text:style-name="P19"/>
          </table:table-cell>
          <table:table-cell table:style-name="Table3.C6" office:value-type="string">
            <text:p text:style-name="P19"/>
          </table:table-cell>
          <table:table-cell table:style-name="Table3.D6" office:value-type="string">
            <text:p text:style-name="P19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2">Prepared By</text:p>
            <text:p text:style-name="P6">Datawave Marine Solutions</text:p>
            <text:p text:style-name="P6">3500 27<text:span text:style-name="T2">th</text:span> Pl West</text:p>
            <text:p text:style-name="P6">Apt 423</text:p>
            <text:p text:style-name="P6">Seattle, WA 98199</text:p>
            <text:p text:style-name="P6"/>
            <text:p text:style-name="P6">www.dmsonline.us</text:p>
          </table:table-cell>
        </table:table-row>
        <table:table-row table:style-name="Table4.2">
          <table:table-cell table:style-name="Table4.A2" office:value-type="string">
            <text:p text:style-name="P7">Confidential and proprietary property of Datawave Marine Solutions (DMS).</text:p>
            <text:p text:style-name="P7">May not be used for construction or provided to any third parties without prior written consent. <text:s/></text:p>
            <text:p text:style-name="P7">Copyright 2012, Datawave Marine Solutions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22"><text:s/>1 Introduction<text:tab/>4</text:p>
          <text:p text:style-name="P22"><text:s/>2 Dynamics<text:tab/>4</text:p>
          <text:p text:style-name="P21"><text:s/>2.1 Differential Equations Applied to Dynamics<text:tab/>5</text:p>
          <text:p text:style-name="P22"><text:s/>3 Dynamics with Ocean Waves<text:tab/>5</text:p>
          <text:p text:style-name="P22"><text:s/>4 Generalization<text:tab/>7</text:p>
          <text:p text:style-name="P22"><text:s/>5 Multiple Degrees of Freedom<text:tab/>7</text:p>
          <text:p text:style-name="P22"><text:s/>6 Solution of Dynamic Equations<text:tab/>7</text:p>
          <text:p text:style-name="P22"><text:s/>7 Conclusion<text:tab/>7</text:p>
          <text:p text:style-name="P22"><text:s/>8 References<text:tab/>8</text:p>
          <text:p text:style-name="P22"><text:s text:c="2"/>Appendix A: <text:s/><text:tab/>9</text:p>
        </text:index-body>
      </text:table-of-content>
      <text:p text:style-name="DocText"/>
      <text:h text:style-name="P26" text:outline-level="1">Introduction</text:h>
      <text:p text:style-name="DocText">This report provides an introduction to the theory behind the operation of the program oFreq. <text:s/>It covers the engineering concepts behind the core program functions. <text:s/>It does not present any information in a rigorous engineering format. <text:s/>The explanation skips over some of the messy details for the derivations. <text:s/>Instead, this document serves as a guide to an end user on the functional use of the theories and mathematics.</text:p>
      <text:h text:style-name="DocHeading1" text:outline-level="1">Dynamics</text:h>
      <text:p text:style-name="DocText">Dynamics is the science of predicting the motions of a body from all the forces that act on it. <text:s/>And these forces tend to fall into four major categories:</text:p>
      <text:list xml:id="list14613048961" text:style-name="Numbering_20_1">
        <text:list-item>
          <text:p text:style-name="DocNumList">Reactive Force – Acceleration</text:p>
        </text:list-item>
        <text:list-item>
          <text:p text:style-name="DocNumList">Reactive Force – Velocity</text:p>
        </text:list-item>
        <text:list-item>
          <text:p text:style-name="DocNumList">Reactive Force – Position</text:p>
        </text:list-item>
        <text:list-item>
          <text:p text:style-name="DocNumList">Active Force</text:p>
        </text:list-item>
      </text:list>
      <text:p text:style-name="DocText"/>
      <text:p text:style-name="DocText">The reactive forces that depend on acceleration have to do with an objects momentum. <text:s/>Simply put: <text:s/>a big heavy thing takes more force to push faster than a small thing. <text:s/>Acceleration based forces depend on an object's mass, and the distribution of that mass. <text:s/></text:p>
      <text:p text:style-name="DocText">The reactive forces that depend on velocity usually have to do with viscosity and friction. <text:s/>The faster the difference in velocity between two surfaces, the strong that friction acts to slow things down.</text:p>
      <text:p text:style-name="DocText">The reactive forces that depend on position are usually springs. <text:s/>The farther you pull things apart, the harder they pull back.</text:p>
      <text:p text:style-name="DocText">And lastly, you have active forces, which are completely independent of anything related to motion. <text:s/>These are constants that don't change. <text:s/>The basic idea of dynamics is that you can add all these forces up and find out what the resulting changes are.</text:p>
      <text:p text:style-name="DocText">It was an oversimplification to say that you can simply add up the forces. <text:s/>Actually, the manner in which you combine them changes depending on the situation. <text:s/>For the application of oFreq, we will use a special subset of dynamics called simple harmonic motion. <text:s/>This relates to situations with repeated motion, like a weight bouncing on a spring. <text:s/>Or for a more complex example, a ship bouncing on ocean waves. <text:s/>The critical thing to remember for simple harmonic motion is that all those forces must add up to equal zero. <text:s/>They must balance.</text:p>
      <text:p text:style-name="DocEquation"><draw:frame draw:style-name="fr3" draw:name="Object12" text:anchor-type="as-char" svg:width="2.3827in" svg:height="0.2126in" draw:z-index="21"><draw:object xlink:href="./Object 12" xlink:type="simple" xlink:show="embed" xlink:actuate="onLoad"/><draw:image xlink:href="./ObjectReplacements/Object 12" xlink:type="simple" xlink:show="embed" xlink:actuate="onLoad"/></draw:frame><text:tab/>Equation <text:sequence text:ref-name="refEquation0" text:name="Equation" text:formula="ooow:Equation+1" style:num-format="1">2.1</text:sequence></text:p>
      <text:p text:style-name="DocText">The <text:span text:style-name="T6">(t)</text:span> indicates that each of the forces varies with time, but at any instant in time, all four forces must balance and add to zero. <text:s/>Now this equation needs to be reworked to include the actual motions that we are trying to solve for. <text:s/>I make the following substitutions.</text:p>
      <text:p text:style-name="DocEquation"><text:soft-page-break/><draw:frame draw:style-name="fr3" draw:name="Object13" text:anchor-type="as-char" svg:width="1.3063in" svg:height="0.2126in" draw:z-index="22"><draw:object xlink:href="./Object 13" xlink:type="simple" xlink:show="embed" xlink:actuate="onLoad"/><draw:image xlink:href="./ObjectReplacements/Object 13" xlink:type="simple" xlink:show="embed" xlink:actuate="onLoad"/></draw:frame><text:tab/>Equation <text:sequence text:ref-name="refEquation1" text:name="Equation" text:formula="ooow:Equation+1" style:num-format="1">2.2</text:sequence></text:p>
      <text:p text:style-name="DocVariableDef">k<text:span text:style-name="T12">2</text:span><text:span text:style-name="T3"> <text:tab/>= some coefficient that is known and specific to each problem.</text:span></text:p>
      <text:p text:style-name="P23">a(t) <text:tab/>= acceleration.</text:p>
      <text:p text:style-name="DocEquation"><draw:frame draw:style-name="fr3" draw:name="Object14" text:anchor-type="as-char" svg:width="1.2134in" svg:height="0.2126in" draw:z-index="26"><draw:object xlink:href="./Object 14" xlink:type="simple" xlink:show="embed" xlink:actuate="onLoad"/><draw:image xlink:href="./ObjectReplacements/Object 14" xlink:type="simple" xlink:show="embed" xlink:actuate="onLoad"/></draw:frame><text:tab/>Equation <text:sequence text:ref-name="refEquation2" text:name="Equation" text:formula="ooow:Equation+1" style:num-format="1">2.3</text:sequence></text:p>
      <text:p text:style-name="DocVariableDef"><text:span text:style-name="T3">k</text:span><text:span text:style-name="T12">1</text:span><text:span text:style-name="T3"> <text:tab/>= another coefficient that is known and specific to each problem.</text:span></text:p>
      <text:p text:style-name="P23">v(t) <text:tab/>= velocity</text:p>
      <text:p text:style-name="DocEquation"><draw:frame draw:style-name="fr3" draw:name="Object15" text:anchor-type="as-char" svg:width="1.1252in" svg:height="0.2134in" draw:z-index="27"><draw:object xlink:href="./Object 15" xlink:type="simple" xlink:show="embed" xlink:actuate="onLoad"/><draw:image xlink:href="./ObjectReplacements/Object 15" xlink:type="simple" xlink:show="embed" xlink:actuate="onLoad"/></draw:frame><text:tab/>Equation <text:sequence text:ref-name="refEquation3" text:name="Equation" text:formula="ooow:Equation+1" style:num-format="1">2.4</text:sequence></text:p>
      <text:p text:style-name="DocVariableDef"><text:span text:style-name="T3">k</text:span><text:span text:style-name="T12">0</text:span><text:span text:style-name="T3"> <text:tab/>= another coefficient that is known and specific to each problem.</text:span></text:p>
      <text:p text:style-name="DocVariableDef"><text:span text:style-name="T3">x(t) <text:tab/>= position. <text:s/></text:span><text:span text:style-name="T4">This is the motion variable that we are trying to solve for.</text:span></text:p>
      <text:p text:style-name="P15"/>
      <text:p text:style-name="P15">Using these substitutions, the forces are rearranged into the typical presented form for the equation of motion. <text:s/>We have the reaction forces on the left side of the equation, the active forces on the right side of the equation, and the variable x(t) mixed into the middle.</text:p>
      <text:p text:style-name="DocEquation"><draw:frame draw:style-name="fr3" draw:name="Object16" text:anchor-type="as-char" svg:width="2.0717in" svg:height="0.2126in" draw:z-index="29"><draw:object xlink:href="./Object 16" xlink:type="simple" xlink:show="embed" xlink:actuate="onLoad"/><draw:image xlink:href="./ObjectReplacements/Object 16" xlink:type="simple" xlink:show="embed" xlink:actuate="onLoad"/></draw:frame><text:tab/>Equation <text:sequence text:ref-name="refEquation4" text:name="Equation" text:formula="ooow:Equation+1" style:num-format="1">2.5</text:sequence></text:p>
      <text:p text:style-name="P15">The next problem becomes how to relate x(t) to a(t) and v(t) and solve for everything. <text:s/>To do that, I use differential equations.</text:p>
      <text:h text:style-name="DocHeading2" text:outline-level="2">Differential Equations Applied to Dynamics</text:h>
      <text:p text:style-name="DocText">Differential equations and calculus allow us to relate the acceleration and velocity to position. <text:s/>Thanks to previous scientific work, it is known that the acceleration and velocity are related by the derivatives of position, <text:span text:style-name="T6">x(t)</text:span><text:span text:style-name="T9">. <text:s/></text:span></text:p>
      <text:p text:style-name="DocEquation"><draw:frame draw:style-name="fr3" draw:name="Object3" text:anchor-type="as-char" svg:width="0.7846in" svg:height="0.8425in" draw:z-index="30"><draw:object xlink:href="./Object 4" xlink:type="simple" xlink:show="embed" xlink:actuate="onLoad"/><draw:image xlink:href="./ObjectReplacements/Object 4" xlink:type="simple" xlink:show="embed" xlink:actuate="onLoad"/><svg:desc>formula</svg:desc></draw:frame><text:tab/>Equation <text:sequence text:ref-name="refEquation5" text:name="Equation" text:formula="ooow:Equation+1" style:num-format="1">2.6</text:sequence></text:p>
      <text:p text:style-name="DocText">I can substitute those derivatives in for acceleration and velocity. <text:s/>This gives the following differential equation.</text:p>
      <text:p text:style-name="DocEquation"><draw:frame draw:style-name="fr3" draw:name="Object4" text:anchor-type="as-char" svg:width="2.0016in" svg:height="0.4409in" draw:z-index="31"><draw:object xlink:href="./Object 2" xlink:type="simple" xlink:show="embed" xlink:actuate="onLoad"/><draw:image xlink:href="./ObjectReplacements/Object 2" xlink:type="simple" xlink:show="embed" xlink:actuate="onLoad"/></draw:frame><text:tab/>Equation <text:sequence text:ref-name="refEquation6" text:name="Equation" text:formula="ooow:Equation+1" style:num-format="1">2.7</text:sequence></text:p>
      <text:p text:style-name="DocText">The good news is that now all the reactive forces on the left hand side of the equation are in terms of <text:span text:style-name="T6">x(t). <text:s/></text:span><text:span text:style-name="T9">This is the basic differential equation for dynamic motions involving simple harmonic motion. <text:s/>The bad news is that now we need to solve a differential equation.</text:span></text:p>
      <text:h text:style-name="DocHeading1" text:outline-level="1">Dynamics with Ocean Waves</text:h>
      <text:p text:style-name="DocText">There are many ways to solve differential equations. <text:s/>When we apply this equation to the <text:soft-page-break/>problem of ocean waves, it is fairly easily to solve. <text:s/>One way to solve a differential equation is trial and error. <text:s/>We try a function and calculate its derivatives. <text:s/></text:p>
      <text:p text:style-name="DocText">Try a solution of the form</text:p>
      <text:p text:style-name="DocEquation"><draw:frame draw:style-name="fr3" draw:name="Object5" text:anchor-type="as-char" svg:width="0.6929in" svg:height="0.2075in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text:tab/>Equation <text:sequence text:ref-name="refEquation7" text:name="Equation" text:formula="ooow:Equation+1" style:num-format="1">3.1</text:sequence></text:p>
      <text:p text:style-name="DocVariableDef">Where:</text:p>
      <text:p text:style-name="DocVariableDef"><text:span text:style-name="T16">X</text:span><text:span text:style-name="T11"> <text:s/><text:tab/>= the amplitude of motion, represented as a complex number. (Underline denotes complex number.)</text:span></text:p>
      <text:p text:style-name="P24">i <text:tab/>= imaginary number</text:p>
      <text:p text:style-name="DocVariableDef"><text:span text:style-name="T14">ω</text:span><text:span text:style-name="T15"><text:tab/>= frequency of the waves</text:span></text:p>
      <text:p text:style-name="P25">t <text:tab/>= time</text:p>
      <text:p text:style-name="P16"/>
      <text:p text:style-name="DocText">This function has the following derivatives.</text:p>
      <text:p text:style-name="DocEquation"><draw:frame draw:style-name="fr3" draw:name="Object6" text:anchor-type="as-char" svg:width="2.2846in" svg:height="0.8409in" draw:z-index="33"><draw:object xlink:href="./Object 5" xlink:type="simple" xlink:show="embed" xlink:actuate="onLoad"/><draw:image xlink:href="./ObjectReplacements/Object 5" xlink:type="simple" xlink:show="embed" xlink:actuate="onLoad"/><svg:desc>formula</svg:desc></draw:frame><text:tab/>Equation <text:sequence text:ref-name="refEquation8" text:name="Equation" text:formula="ooow:Equation+1" style:num-format="1">3.2</text:sequence></text:p>
      <text:p text:style-name="DocText">I substitute this function and its derivatives into the equation of motion. <text:s/>At the same time, I will make one other substitution. <text:s/>Because I have limited my problem to simple harmonic motion, I know that my active force will also be harmonic. <text:s/>So I can replace it with the following substitution.</text:p>
      <text:p text:style-name="DocEquation"><draw:frame draw:style-name="fr3" draw:name="Object17" text:anchor-type="as-char" svg:width="0.9043in" svg:height="0.2201in" draw:z-index="34"><draw:object xlink:href="./Object 17" xlink:type="simple" xlink:show="embed" xlink:actuate="onLoad"/><draw:image xlink:href="./ObjectReplacements/Object 17" xlink:type="simple" xlink:show="embed" xlink:actuate="onLoad"/></draw:frame><text:tab/>Equation <text:sequence text:ref-name="refEquation9" text:name="Equation" text:formula="ooow:Equation+1" style:num-format="1">3.3</text:sequence></text:p>
      <text:p text:style-name="DocText">All these substitutions give the following equation.</text:p>
      <text:p text:style-name="DocEquation"><draw:frame draw:style-name="fr3" draw:name="Object7" text:anchor-type="as-char" svg:width="3.0252in" svg:height="0.239in" draw:z-index="23"><draw:object xlink:href="./Object 7" xlink:type="simple" xlink:show="embed" xlink:actuate="onLoad"/><draw:image xlink:href="./ObjectReplacements/Object 7" xlink:type="simple" xlink:show="embed" xlink:actuate="onLoad"/></draw:frame><text:tab/>Equation <text:sequence text:ref-name="refEquation10" text:name="Equation" text:formula="ooow:Equation+1" style:num-format="1">3.4</text:sequence></text:p>
      <text:p text:style-name="DocEquation"><draw:frame draw:style-name="fr3" draw:name="Object8" text:anchor-type="as-char" svg:width="2.3126in" svg:height="0.2634in" draw:z-index="24"><draw:object xlink:href="./Object 8" xlink:type="simple" xlink:show="embed" xlink:actuate="onLoad"/><draw:image xlink:href="./ObjectReplacements/Object 8" xlink:type="simple" xlink:show="embed" xlink:actuate="onLoad"/></draw:frame><text:tab/>Equation <text:sequence text:ref-name="refEquation11" text:name="Equation" text:formula="ooow:Equation+1" style:num-format="1">3.5</text:sequence></text:p>
      <text:p text:style-name="DocText">The term <draw:frame draw:style-name="fr3" draw:name="Object10" text:anchor-type="as-char" svg:width="0.3161in" svg:height="0.2075in" draw:z-index="28"><draw:object xlink:href="./Object 10" xlink:type="simple" xlink:show="embed" xlink:actuate="onLoad"/><draw:image xlink:href="./ObjectReplacements/Object 10" xlink:type="simple" xlink:show="embed" xlink:actuate="onLoad"/></draw:frame> is on both sides of the equation and cancels out.</text:p>
      <text:p text:style-name="DocEquation"><draw:frame draw:style-name="fr3" draw:name="Object9" text:anchor-type="as-char" svg:width="1.8063in" svg:height="0.2638in" draw:z-index="25"><draw:object xlink:href="./Object 9" xlink:type="simple" xlink:show="embed" xlink:actuate="onLoad"/><draw:image xlink:href="./ObjectReplacements/Object 9" xlink:type="simple" xlink:show="embed" xlink:actuate="onLoad"/><svg:desc>formula</svg:desc></draw:frame><text:tab/>Equation <text:sequence text:ref-name="refEquation12" text:name="Equation" text:formula="ooow:Equation+1" style:num-format="1">3.6</text:sequence></text:p>
      <text:p text:style-name="DocText">This leaves us with a single equation. <text:s/>This equation describes the amplitude of the motion and its phase, in terms of the variable <text:span text:style-name="T7">X</text:span><text:span text:style-name="T10">, which is a complex number. <text:s/>The variable </text:span><text:span text:style-name="T7">X</text:span><text:span text:style-name="T8"> </text:span><text:span text:style-name="T10">is what we need to solve for.</text:span></text:p>
      <text:p text:style-name="DocText"><text:span text:style-name="T10">The really important part about this is to notice how we took a differential equation and transformed it into an algebraic equation. <text:s/>But any program still needs to understand that the coefficients k</text:span><text:span text:style-name="T13">0</text:span><text:span text:style-name="T5">, k</text:span><text:span text:style-name="T13">1</text:span><text:span text:style-name="T5">, and k</text:span><text:span text:style-name="T13">2</text:span><text:span text:style-name="T5"> were originally associated with derivatives of different orders. <text:s/></text:span></text:p>
      <text:p text:style-name="DocText"/>
      <text:h text:style-name="DocHeading1" text:outline-level="1"><text:soft-page-break/>Generalization</text:h>
      <text:p text:style-name="Text_20_body"/>
      <text:p text:style-name="Text_20_body"/>
      <text:p text:style-name="DocEquation"><draw:frame draw:style-name="fr3" draw:name="Object1" text:anchor-type="as-char" svg:width="1.5772in" svg:height="0.4937in" draw:z-index="20"><draw:object xlink:href="./Object 1" xlink:type="simple" xlink:show="embed" xlink:actuate="onLoad"/><draw:image xlink:href="./ObjectReplacements/Object 1" xlink:type="simple" xlink:show="embed" xlink:actuate="onLoad"/></draw:frame><text:tab/>Equation <text:sequence text:ref-name="refEquation13" text:name="Equation" text:formula="ooow:Equation+1" style:num-format="1">4.1</text:sequence></text:p>
      <text:p text:style-name="Text_20_body"/>
      <text:h text:style-name="DocHeading1" text:outline-level="1">Multiple Degrees of Freedom</text:h>
      <text:p text:style-name="Text_20_body"/>
      <text:p text:style-name="Text_20_body"/>
      <text:p text:style-name="Text_20_body"/>
      <text:p text:style-name="DocText"/>
      <text:h text:style-name="DocHeading1" text:outline-level="1">Solution of Dynamic Equations</text:h>
      <text:p text:style-name="DocText"/>
      <text:p text:style-name="DocText"/>
      <text:p text:style-name="DocText"/>
      <text:p text:style-name="DocText"/>
      <text:p text:style-name="DocText"/>
      <text:h text:style-name="DocHeading1" text:outline-level="1">Conclusion</text:h>
      <text:p text:style-name="DocText"/>
      <text:p text:style-name="DocText"/>
      <text:p text:style-name="P17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/text:h>
      <text:p text:style-name="Doc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VariableDef" style:family="paragraph" style:parent-style-name="DocText" style:next-style-name="DocText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style:font-size-asian="18pt" style:font-size-complex="18pt"/>
    </style:style>
    <style:style style:name="MP3" style:family="paragraph" style:parent-style-name="Standard">
      <style:text-properties style:font-name="Arial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3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4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5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7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Theory of Dynamics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DMS1303-000-110-01</text:p>
            </table:table-cell>
            <table:table-cell table:style-name="Table1.A1" office:value-type="string">
              <text:p text:style-name="MP4">03/30/2013</text:p>
            </table:table-cell>
          </table:table-row>
        </table:table>
        <text:p text:style-name="Header"/>
      </style:header>
      <style:footer>
        <text:p text:style-name="MP5"><draw:line text:anchor-type="paragraph" draw:z-index="7" draw:style-name="Mgr1" draw:text-style-name="MP6" svg:x1="0.011in" svg:y1="0.0102in" svg:x2="6.9244in" svg:y2="0.0102in"><text:p/></draw:line><text:span text:style-name="MT1"><text:file-name text:display="name-and-extension">110-04 6DOF TheoryEquationofMotion.odt</text:file-name></text:span><text:tab/> <text:a xlink:type="simple" xlink:href="http://www.dmsonline.us/"><text:span text:style-name="MT1">www.dmsonline.us</text:span></text:a><text:tab/>Page <text:page-number text:select-page="current">9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9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8" draw:style-name="Mgr2" draw:text-style-name="MP10" svg:width="5.4039in" svg:height="0.5079in" svg:x="0.0701in" svg:y="0.1902in"><draw:text-box><text:p text:style-name="MP9"><text:span text:style-name="MT2">D</text:span><text:span text:style-name="MT3">atawave </text:span><text:span text:style-name="MT4">M</text:span><text:span text:style-name="MT3">arine </text:span><text:span text:style-name="MT4">S</text:span><text:span text:style-name="MT3">olutions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creation-date>2013-03-30T14:06:05</meta:creation-date>
    <meta:editing-cycles>14</meta:editing-cycles>
    <meta:editing-duration>PT1H59M8S</meta:editing-duration>
    <dc:date>2013-04-01T18:11:08</dc:date>
    <meta:document-statistic meta:table-count="4" meta:image-count="3" meta:object-count="15" meta:page-count="9" meta:paragraph-count="100" meta:word-count="1055" meta:character-count="6327" meta:non-whitespace-character-count="52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F</mi>
        <mo stretchy="false">=</mo>
        <mfenced open="[" close="]">
          <mrow>
            <mrow>
              <munderover>
                <mo stretchy="false">∑</mo>
                <mrow>
                  <mi>j</mi>
                  <mo stretchy="false">=</mo>
                  <mn>0</mn>
                </mrow>
                <mi>n</mi>
              </munderover>
              <msub>
                <mi>k</mi>
                <mi>j</mi>
              </msub>
            </mrow>
            <msup>
              <mfenced open="(" close=")">
                <mrow>
                  <mi>i</mi>
                </mrow>
              </mfenced>
              <mi>j</mi>
            </msup>
            <msup>
              <mo stretchy="false">ω</mo>
              <mi>j</mi>
            </msup>
          </mrow>
        </mfenced>
      </mrow>
      <munder accentunder="true">
        <mi>X</mi>
        <mo>̲</mo>
      </munder>
      <msup>
        <mi>e</mi>
        <mrow>
          <mi>i</mi>
          <mo stretchy="false">ω</mo>
          <mi>t</mi>
        </mrow>
      </msup>
    </mrow>
    <annotation encoding="StarMath 5.0">F= left [ sum from j = 0 to n k_j left ( i right )^j %omega^j right ] underline X e^{i %omega t }</annotation>
  </semantics>
</math>
</file>

<file path=Object 10/content.xml><?xml version="1.0" encoding="utf-8"?>
<math xmlns="http://www.w3.org/1998/Math/MathML">
  <semantics>
    <mrow>
      <msup>
        <mi>e</mi>
        <mrow>
          <mi>i</mi>
          <mo stretchy="false">ω</mo>
          <mi>t</mi>
        </mrow>
      </msup>
    </mrow>
    <annotation encoding="StarMath 5.0">e^{i %omega t}</annotation>
  </semantics>
</math>
</file>

<file path=Object 12/content.xml><?xml version="1.0" encoding="utf-8"?>
<math xmlns="http://www.w3.org/1998/Math/MathML">
  <semantics>
    <mrow>
      <msub>
        <mi>F</mi>
        <mi mathvariant="italic">accel</mi>
      </msub>
      <mrow>
        <mrow>
          <mo stretchy="false">(</mo>
          <mrow>
            <mi>t</mi>
          </mrow>
          <mo stretchy="false">)</mo>
        </mrow>
        <mo stretchy="false">+</mo>
        <msub>
          <mi>F</mi>
          <mi mathvariant="italic">vel</mi>
        </msub>
      </mrow>
      <mrow>
        <mrow>
          <mo stretchy="false">(</mo>
          <mrow>
            <mi>t</mi>
          </mrow>
          <mo stretchy="false">)</mo>
        </mrow>
        <mo stretchy="false">+</mo>
        <msub>
          <mi>F</mi>
          <mi mathvariant="italic">pos</mi>
        </msub>
      </mrow>
      <mrow>
        <mrow>
          <mo stretchy="false">(</mo>
          <mrow>
            <mi>t</mi>
          </mrow>
          <mo stretchy="false">)</mo>
        </mrow>
        <mo stretchy="false">+</mo>
        <mi>F</mi>
      </mrow>
      <mrow>
        <mrow>
          <mo stretchy="false">(</mo>
          <mrow>
            <mi>t</mi>
          </mrow>
          <mo stretchy="false">)</mo>
        </mrow>
        <mo stretchy="false">=</mo>
        <mn>0</mn>
      </mrow>
    </mrow>
    <annotation encoding="StarMath 5.0">F_accel (t) + F_vel (t) + F_pos (t) + F(t) = 0</annotation>
  </semantics>
</math>
</file>

<file path=Object 13/content.xml><?xml version="1.0" encoding="utf-8"?>
<math xmlns="http://www.w3.org/1998/Math/MathML">
  <semantics>
    <mrow>
      <msub>
        <mi>F</mi>
        <mi mathvariant="italic">accel</mi>
      </msub>
      <mrow>
        <mrow>
          <mo stretchy="false">(</mo>
          <mrow>
            <mi>t</mi>
          </mrow>
          <mo stretchy="false">)</mo>
        </mrow>
        <mo stretchy="false">=</mo>
        <mrow>
          <mo stretchy="false">−</mo>
          <msub>
            <mi>k</mi>
            <mn>2</mn>
          </msub>
        </mrow>
      </mrow>
      <mi>a</mi>
      <mrow>
        <mo stretchy="false">(</mo>
        <mrow>
          <mi>t</mi>
        </mrow>
        <mo stretchy="false">)</mo>
      </mrow>
    </mrow>
    <annotation encoding="StarMath 5.0">F_accel (t) = -k_2 a(t)</annotation>
  </semantics>
</math>
</file>

<file path=Object 14/content.xml><?xml version="1.0" encoding="utf-8"?>
<math xmlns="http://www.w3.org/1998/Math/MathML">
  <semantics>
    <mrow>
      <msub>
        <mi>F</mi>
        <mi mathvariant="italic">vel</mi>
      </msub>
      <mrow>
        <mrow>
          <mo stretchy="false">(</mo>
          <mrow>
            <mi>t</mi>
          </mrow>
          <mo stretchy="false">)</mo>
        </mrow>
        <mo stretchy="false">=</mo>
        <mrow>
          <mo stretchy="false">−</mo>
          <msub>
            <mi>k</mi>
            <mn>1</mn>
          </msub>
        </mrow>
      </mrow>
      <mi>v</mi>
      <mrow>
        <mo stretchy="false">(</mo>
        <mrow>
          <mi>t</mi>
        </mrow>
        <mo stretchy="false">)</mo>
      </mrow>
    </mrow>
    <annotation encoding="StarMath 5.0">F_vel (t) = -k_1 v(t)</annotation>
  </semantics>
</math>
</file>

<file path=Object 15/content.xml><?xml version="1.0" encoding="utf-8"?>
<math xmlns="http://www.w3.org/1998/Math/MathML">
  <semantics>
    <mrow>
      <msub>
        <mi>F</mi>
        <mi mathvariant="italic">pos</mi>
      </msub>
      <mrow>
        <mrow>
          <mo stretchy="false">(</mo>
          <mrow>
            <mi>t</mi>
          </mrow>
          <mo stretchy="false">)</mo>
        </mrow>
        <mo stretchy="false">=</mo>
        <msub>
          <mi>k</mi>
          <mn>0</mn>
        </msub>
      </mrow>
      <mi>x</mi>
      <mrow>
        <mo stretchy="false">(</mo>
        <mrow>
          <mi>t</mi>
        </mrow>
        <mo stretchy="false">)</mo>
      </mrow>
    </mrow>
    <annotation encoding="StarMath 5.0">F_pos (t) = k_0 x(t)</annotation>
  </semantics>
</math>
</file>

<file path=Object 16/content.xml><?xml version="1.0" encoding="utf-8"?>
<math xmlns="http://www.w3.org/1998/Math/MathML">
  <semantics>
    <mrow>
      <msub>
        <mi>k</mi>
        <mn>2</mn>
      </msub>
      <mi>a</mi>
      <mrow>
        <mrow>
          <mo stretchy="false">(</mo>
          <mrow>
            <mi>t</mi>
          </mrow>
          <mo stretchy="false">)</mo>
        </mrow>
        <mo stretchy="false">+</mo>
        <msub>
          <mi>k</mi>
          <mn>1</mn>
        </msub>
      </mrow>
      <mi>v</mi>
      <mrow>
        <mrow>
          <mo stretchy="false">(</mo>
          <mrow>
            <mi>t</mi>
          </mrow>
          <mo stretchy="false">)</mo>
        </mrow>
        <mo stretchy="false">+</mo>
        <msub>
          <mi>k</mi>
          <mn>0</mn>
        </msub>
      </mrow>
      <mi>x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t</mi>
        </mrow>
        <mo stretchy="false">)</mo>
      </mrow>
    </mrow>
    <annotation encoding="StarMath 5.0">k_2 a(t) + k_1 v(t) + k_0 x(t) = F(t)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F(t) = underline F e^{i %omega t}</annotation>
  </semantics>
</math>
</file>

<file path=Object 2/content.xml><?xml version="1.0" encoding="utf-8"?>
<math xmlns="http://www.w3.org/1998/Math/MathML">
  <semantics>
    <mrow>
      <msub>
        <mi>k</mi>
        <mn>2</mn>
      </msub>
      <mrow>
        <mfrac>
          <mrow>
            <msup>
              <mi>d</mi>
              <mn>2</mn>
            </msup>
            <mi>x</mi>
          </mrow>
          <msup>
            <mi mathvariant="italic">dt</mi>
            <mn>2</mn>
          </msup>
        </mfrac>
        <mo stretchy="false">+</mo>
        <msub>
          <mi>k</mi>
          <mn>1</mn>
        </msub>
      </mrow>
      <mrow>
        <mfrac>
          <mrow>
            <mi mathvariant="italic">dx</mi>
          </mrow>
          <mi mathvariant="italic">dt</mi>
        </mfrac>
        <mo stretchy="false">+</mo>
        <msub>
          <mi>k</mi>
          <mn>0</mn>
        </msub>
      </mrow>
      <mi>x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t</mi>
        </mrow>
        <mo stretchy="false">)</mo>
      </mrow>
    </mrow>
    <annotation encoding="StarMath 5.0">k_2 {d^2 x} over dt^2 + k_1 {dx} over dt + k_0 x(t) = F(t)</annotation>
  </semantics>
</math>
</file>

<file path=Object 3/content.xml><?xml version="1.0" encoding="utf-8"?>
<math xmlns="http://www.w3.org/1998/Math/MathML">
  <semantics>
    <mrow>
      <mrow>
        <mi>x</mi>
        <mo stretchy="false">=</mo>
        <munder accentunder="true">
          <mi>X</mi>
          <mo>̲</mo>
        </munder>
      </mrow>
      <msup>
        <mi>e</mi>
        <mrow>
          <mi>i</mi>
          <mo stretchy="false">ω</mo>
          <mi>t</mi>
        </mrow>
      </msup>
    </mrow>
    <annotation encoding="StarMath 5.0">x = underline X e^{i %omega t}</annotation>
  </semantics>
</math>
</file>

<file path=Object 4/content.xml><?xml version="1.0" encoding="utf-8"?>
<math xmlns="http://www.w3.org/1998/Math/MathML">
  <semantics>
    <mtable>
      <mtr>
        <mtd>
          <mrow>
            <mi>a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sup>
                    <mi>d</mi>
                    <mn>2</mn>
                  </msup>
                  <mi>x</mi>
                </mrow>
                <msup>
                  <mi mathvariant="italic">dt</mi>
                  <mn>2</mn>
                </msup>
              </mfrac>
            </mrow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frac>
                <mrow>
                  <mi>d</mi>
                  <mi>x</mi>
                </mrow>
                <mi mathvariant="italic">dt</mi>
              </mfrac>
            </mrow>
          </mrow>
        </mtd>
      </mtr>
    </mtable>
    <annotation encoding="StarMath 5.0">a(t) = {d^2 x} over dt^2
newline
v(t) = {d x} over dt
</annotation>
  </semantics>
</math>
</file>

<file path=Object 5/content.xml><?xml version="1.0" encoding="utf-8"?>
<math xmlns="http://www.w3.org/1998/Math/MathML">
  <semantics>
    <mtable>
      <mtr>
        <mtd>
          <mrow>
            <mrow>
              <mfrac>
                <mrow>
                  <mi>d</mi>
                  <mi>x</mi>
                </mrow>
                <mrow>
                  <mi mathvariant="italic">dt</mi>
                </mrow>
              </mfrac>
              <mo stretchy="false">=</mo>
              <munder accentunder="true">
                <mi>X</mi>
                <mo>̲</mo>
              </munder>
            </mrow>
            <mi>i</mi>
            <msup>
              <mi>e</mi>
              <mrow>
                <mi>i</mi>
                <mo stretchy="false">ω</mo>
                <mi>t</mi>
              </mrow>
            </msup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</mrow>
                <mrow>
                  <msup>
                    <mi mathvariant="italic">dt</mi>
                    <mn>2</mn>
                  </msup>
                </mrow>
              </mfrac>
              <mo stretchy="false">=</mo>
              <munder accentunder="true">
                <mi>X</mi>
                <mo>̲</mo>
              </munder>
            </mrow>
            <msup>
              <mfenced open="(" close=")">
                <mrow>
                  <mi>i</mi>
                </mrow>
              </mfenced>
              <mn>2</mn>
            </msup>
            <msup>
              <mo stretchy="false">ω</mo>
              <mn>2</mn>
            </msup>
            <mrow>
              <msup>
                <mi>e</mi>
                <mrow>
                  <mi>i</mi>
                  <mo stretchy="false">ω</mo>
                  <mi>t</mi>
                </mrow>
              </msup>
              <mo stretchy="false">=</mo>
              <munder accentunder="true">
                <mi>X</mi>
                <mo>̲</mo>
              </munder>
            </mrow>
            <mfenced open="(" close=")">
              <mrow>
                <mrow>
                  <mo stretchy="false">−</mo>
                  <mn>1</mn>
                </mrow>
              </mrow>
            </mfenced>
            <msup>
              <mo stretchy="false">ω</mo>
              <mn>2</mn>
            </msup>
            <msup>
              <mi>e</mi>
              <mrow>
                <mi>i</mi>
                <mo stretchy="false">ω</mo>
                <mi>t</mi>
              </mrow>
            </msup>
          </mrow>
        </mtd>
      </mtr>
    </mtable>
    <annotation encoding="StarMath 5.0">{d x} over {dt} = underline X i e^{i %omega t}
newline
{d^2 x} over {dt^2} = underline X left (i right )^2 %omega^2 e^{i %omega t} = underline X left (-1 right ) %omega^2 e^{i %omega t}
</annotation>
  </semantics>
</math>
</file>

<file path=Object 7/content.xml><?xml version="1.0" encoding="utf-8"?>
<math xmlns="http://www.w3.org/1998/Math/MathML">
  <semantics>
    <mrow>
      <msub>
        <mi>k</mi>
        <mn>2</mn>
      </msub>
      <munder accentunder="true">
        <mi>X</mi>
        <mo>̲</mo>
      </munder>
      <msup>
        <mfenced open="(" close=")">
          <mrow>
            <mi>i</mi>
          </mrow>
        </mfenced>
        <mn>2</mn>
      </msup>
      <msup>
        <mo stretchy="false">ω</mo>
        <mn>2</mn>
      </msup>
      <mrow>
        <msup>
          <mi>e</mi>
          <mrow>
            <mi>i</mi>
            <mo stretchy="false">ω</mo>
            <mi>t</mi>
          </mrow>
        </msup>
        <mo stretchy="false">+</mo>
        <msub>
          <mi>k</mi>
          <mn>1</mn>
        </msub>
      </mrow>
      <munder accentunder="true">
        <mi>X</mi>
        <mo>̲</mo>
      </munder>
      <mi>i</mi>
      <mo stretchy="false">ω</mo>
      <mrow>
        <msup>
          <mi>e</mi>
          <mrow>
            <mi>i</mi>
            <mo stretchy="false">ω</mo>
            <mi>t</mi>
          </mrow>
        </msup>
        <mo stretchy="false">+</mo>
        <msub>
          <mi>k</mi>
          <mn>0</mn>
        </msub>
      </mrow>
      <munder accentunder="true">
        <mi>X</mi>
        <mo>̲</mo>
      </munder>
      <mrow>
        <msup>
          <mi>e</mi>
          <mrow>
            <mi>i</mi>
            <mo stretchy="false">ω</mo>
            <mi>t</mi>
          </mrow>
        </msup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k_2 underline X left (i right )^2 %omega^2 e^{i %omega t} + k_1 underline X i %omega e^{i %omega t} + k_0 underline X e^{i %omega t} = underline F e^{i %omega t}</annotation>
  </semantics>
</math>
</file>

<file path=Object 8/content.xml><?xml version="1.0" encoding="utf-8"?>
<math xmlns="http://www.w3.org/1998/Math/MathML">
  <semantics>
    <mrow>
      <mfenced open="[" close="]">
        <mrow>
          <msub>
            <mi>k</mi>
            <mn>2</mn>
          </msub>
          <msup>
            <mo stretchy="false">ω</mo>
            <mn>2</mn>
          </msup>
          <mrow>
            <msup>
              <mfenced open="(" close=")">
                <mrow>
                  <mi>i</mi>
                </mrow>
              </mfenced>
              <mn>2</mn>
            </msup>
            <mo stretchy="false">+</mo>
            <msub>
              <mi>k</mi>
              <mn>1</mn>
            </msub>
          </mrow>
          <mi>i</mi>
          <mrow>
            <mo stretchy="false">ω</mo>
            <mo stretchy="false">+</mo>
            <msub>
              <mi>k</mi>
              <mn>0</mn>
            </msub>
          </mrow>
        </mrow>
      </mfenced>
      <munder accentunder="true">
        <mi>X</mi>
        <mo>̲</mo>
      </munder>
      <mrow>
        <msup>
          <mi>e</mi>
          <mrow>
            <mi>i</mi>
            <mo stretchy="false">ω</mo>
            <mi>t</mi>
          </mrow>
        </msup>
        <mo stretchy="false">=</mo>
        <munder accentunder="true">
          <mi>F</mi>
          <mo>̲</mo>
        </munder>
      </mrow>
      <msup>
        <mi>e</mi>
        <mrow>
          <mi>i</mi>
          <mo stretchy="false">ω</mo>
          <mi>t</mi>
        </mrow>
      </msup>
    </mrow>
    <annotation encoding="StarMath 5.0">left [ k_2 %omega^2 left (i right )^2 + k_1 i %omega + k_0 right ] underline X e^{i %omega t} = underline F e^{i %omega t}</annotation>
  </semantics>
</math>
</file>

<file path=Object 9/content.xml><?xml version="1.0" encoding="utf-8"?>
<math xmlns="http://www.w3.org/1998/Math/MathML">
  <semantics>
    <mrow>
      <mfenced open="[" close="]">
        <mrow>
          <msub>
            <mi>k</mi>
            <mn>2</mn>
          </msub>
          <msup>
            <mo stretchy="false">ω</mo>
            <mn>2</mn>
          </msup>
          <mrow>
            <msup>
              <mfenced open="(" close=")">
                <mrow>
                  <mi>i</mi>
                </mrow>
              </mfenced>
              <mn>2</mn>
            </msup>
            <mo stretchy="false">+</mo>
            <msub>
              <mi>k</mi>
              <mn>1</mn>
            </msub>
          </mrow>
          <mi>i</mi>
          <mrow>
            <mo stretchy="false">ω</mo>
            <mo stretchy="false">+</mo>
            <msub>
              <mi>k</mi>
              <mn>0</mn>
            </msub>
          </mrow>
        </mrow>
      </mfenced>
      <mrow>
        <munder accentunder="true">
          <mi>X</mi>
          <mo>̲</mo>
        </munder>
        <mo stretchy="false">=</mo>
        <munder accentunder="true">
          <mi>F</mi>
          <mo>̲</mo>
        </munder>
      </mrow>
    </mrow>
    <annotation encoding="StarMath 5.0">left [ k_2 %omega^2 left (i right )^2 + k_1 i %omega + k_0 right ] underline X  = underline F</annotation>
  </semantics>
</math>
</file>